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AFE3858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language-asian="zh" style:country-asian="CN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图形1" text:anchor-type="paragraph" svg:width="3.612cm" svg:height="3.612cm" draw:z-index="1"><draw:image xlink:href="Pictures/100002010000008000000080AFE38581.png" xlink:type="simple" xlink:show="embed" xlink:actuate="onLoad"/></draw:frame><draw:frame draw:style-name="fr1" draw:name="框1" text:anchor-type="paragraph" svg:width="3.611cm" svg:height="3.611cm" draw:z-index="0"><draw:text-box><text:p text:style-name="Frame_20_contents"><text:placeholder text:placeholder-type="image">&lt;$image1&gt;</text:placeholder></text:p></draw:text-box></draw:frame></text:p>
      <text:p text:style-name="P1"><draw:frame draw:style-name="fr1" draw:name="框2" text:anchor-type="paragraph" svg:width="3.611cm" svg:height="3.611cm" draw:z-index="2"><draw:text-box><text:p text:style-name="Frame_20_contents"><text:placeholder text:placeholder-type="image">&lt;$image1&gt;</text:placeholder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3M44S</meta:editing-duration>
    <meta:editing-cycles>22</meta:editing-cycles>
    <meta:generator>OpenOffice.org/3.2$Win32 OpenOffice.org_project/320m12$Build-9483</meta:generator>
    <dc:date>2010-09-01T09:36:05.35</dc:date>
    <meta:document-statistic meta:table-count="0" meta:image-count="1" meta:object-count="0" meta:page-count="1" meta:paragraph-count="2" meta:word-count="2" meta:character-count="18"/>
    <meta:user-defined meta:name="Info 1"/>
    <meta:user-defined meta:name="Info 2"/>
    <meta:user-defined meta:name="Info 3"/>
    <meta:user-defined meta:name="Info 4"/>
  </office:meta>
</office:document-meta>
</file>